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715dd3">1. orgバッファを評価</text:a></text:p>
          <text:p text:style-name="Contents_20_1"><text:a xlink:type="simple" xlink:href="#org2ff625c">2. ユーティリティ関数</text:a></text:p>
          <text:p text:style-name="Contents_20_2"><text:a xlink:type="simple" xlink:href="#orgd3d945b">2.1. サボっていると Kyoko さんに怒られる</text:a></text:p>
          <text:p text:style-name="Contents_20_2"><text:a xlink:type="simple" xlink:href="#orgc38fc2f">2.2. org-buffer を dokuwiki 形式に変換し，kill-ring に格納</text:a></text:p>
          <text:p text:style-name="Contents_20_2"><text:a xlink:type="simple" xlink:href="#org8f99ac5">2.3. コンソールでカレントバッファのあるディレクトリに移動する</text:a></text:p>
          <text:p text:style-name="Contents_20_2"><text:a xlink:type="simple" xlink:href="#org0a0e5c5">2.4. ファイルに含まれるテーブルを使って定時にアラートを表示する</text:a></text:p>
          <text:p text:style-name="Contents_20_2"><text:a xlink:type="simple" xlink:href="#orgaddd752">2.5. 頻繁に利用するファイルをring形式でたどる</text:a></text:p>
          <text:p text:style-name="Contents_20_2"><text:a xlink:type="simple" xlink:href="#org55e5459">2.6. 引数のorgバッファを開く</text:a></text:p>
          <text:p text:style-name="Contents_20_2"><text:a xlink:type="simple" xlink:href="#org2b7f29e">2.7. orgバッファにいつものヘッダを追加する</text:a></text:p>
          <text:p text:style-name="Contents_20_2"><text:a xlink:type="simple" xlink:href="#org0a819d3">2.8. 議事録ひな形を書き入れる</text:a></text:p>
          <text:p text:style-name="Contents_20_2"><text:a xlink:type="simple" xlink:href="#org95ee6a8">2.9. ランダムの文字列を取得する</text:a></text:p>
          <text:p text:style-name="Contents_20_2"><text:a xlink:type="simple" xlink:href="#orga961e26">2.10. Auto-install をセットアップする</text:a></text:p>
          <text:p text:style-name="Contents_20_2"><text:a xlink:type="simple" xlink:href="#org2493943">2.11. 行頭に" - "を挿入する</text:a></text:p>
          <text:p text:style-name="Contents_20_2"><text:a xlink:type="simple" xlink:href="#org2abad09">2.12. <text:span text:style-name="OrgTodo">TODO</text:span> " - "と" - [ ] "をサイクルさせる</text:a></text:p>
          <text:p text:style-name="Contents_20_2"><text:a xlink:type="simple" xlink:href="#orgf8f3bb5">2.13. <text:span text:style-name="OrgTodo">TODO</text:span> リージョン内のブリッツを操作する</text:a></text:p>
          <text:p text:style-name="Contents_20_2"><text:a xlink:type="simple" xlink:href="#orge26a496">2.14. 日付などを簡単に挿入する</text:a></text:p>
          <text:p text:style-name="Contents_20_3"><text:a xlink:type="simple" xlink:href="#orga3040c5">2.14.1. キーバインド</text:a></text:p>
          <text:p text:style-name="Contents_20_2"><text:a xlink:type="simple" xlink:href="#orgdb00367">2.15. XHTMLを利用したガントチャート生成</text:a></text:p>
          <text:p text:style-name="Contents_20_2"><text:a xlink:type="simple" xlink:href="#orgc8b408f">2.16. 定期実行関数</text:a></text:p>
          <text:p text:style-name="Contents_20_2"><text:a xlink:type="simple" xlink:href="#org0b58b62">2.17. ブラウザの設定</text:a></text:p>
          <text:p text:style-name="Contents_20_2"><text:a xlink:type="simple" xlink:href="#orgdfd5b14">2.18. ミニバッファに日時を表示</text:a></text:p>
          <text:p text:style-name="Contents_20_2"><text:a xlink:type="simple" xlink:href="#orgc549335">2.19. バックアップファイルの削除</text:a></text:p>
          <text:p text:style-name="Contents_20_2"><text:a xlink:type="simple" xlink:href="#org8315a17">2.20. 日中と夜中でテーマを切り替える</text:a></text:p>
          <text:p text:style-name="Contents_20_2"><text:a xlink:type="simple" xlink:href="#org8eff451">2.21. chomp</text:a></text:p>
          <text:p text:style-name="Contents_20_2"><text:a xlink:type="simple" xlink:href="#org0396de3">2.22. iTerm2.app を呼び出す関数</text:a></text:p>
          <text:p text:style-name="Contents_20_2"><text:a xlink:type="simple" xlink:href="#org4deeeef">2.23. lingr にログインする</text:a></text:p>
          <text:p text:style-name="Contents_20_2"><text:a xlink:type="simple" xlink:href="#orgd74e2cb">2.24. 特定のファイルを Dropbox 以下にバックアップする</text:a></text:p>
          <text:p text:style-name="Contents_20_2"><text:a xlink:type="simple" xlink:href="#org251737c">2.25. ゴミ箱を空にする <text:span text:style-name="OrgTags">[<text:span text:style-name="OrgTag">Mac</text:span>]</text:span></text:a></text:p>
          <text:p text:style-name="Contents_20_2"><text:a xlink:type="simple" xlink:href="#orgc77a13a">2.26. その他</text:a></text:p>
          <text:p text:style-name="Contents_20_1"><text:a xlink:type="simple" xlink:href="#orgf1c2450">3. 未設定／テスト中</text:a></text:p>
          <text:p text:style-name="Contents_20_2"><text:a xlink:type="simple" xlink:href="#orgdedd0fc">3.1. byte-compile の警告を抑制する</text:a></text:p>
          <text:p text:style-name="Contents_20_2"><text:a xlink:type="simple" xlink:href="#orga35c9ab">3.2. [window-resizer.el] 分割したウィンドウサイズを変更する</text:a></text:p>
          <text:p text:style-name="Contents_20_2"><text:a xlink:type="simple" xlink:href="#org328e120">3.3. [idle-requie]</text:a></text:p>
          <text:p text:style-name="Contents_20_2"><text:a xlink:type="simple" xlink:href="#org9f7ea12">3.4. [pdf-preview]</text:a></text:p>
          <text:p text:style-name="Contents_20_2"><text:a xlink:type="simple" xlink:href="#org1b911b2">3.5. [EasyPG]</text:a></text:p>
          <text:p text:style-name="Contents_20_2"><text:a xlink:type="simple" xlink:href="#orgd1716af">3.6. [eblook]</text:a></text:p>
          <text:p text:style-name="Contents_20_2"><text:a xlink:type="simple" xlink:href="#org85a2fb1">3.7. [iBuffer]</text:a></text:p>
          <text:p text:style-name="Contents_20_2"><text:a xlink:type="simple" xlink:href="#org4d7c12a">3.8. UUID をファイル名にして所定のディレクトリにコピー／移動</text:a></text:p>
          <text:p text:style-name="Contents_20_2"><text:a xlink:type="simple" xlink:href="#org35d1a8e">3.9. キーバインド</text:a></text:p>
          <text:p text:style-name="Contents_20_1"><text:a xlink:type="simple" xlink:href="#org51b3f61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2715dd3"/>
<text:bookmark text:name="org2715dd3"/>orgバッファを評価
<text:bookmark-end text:name="OrgXref.org2715dd3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ff625c"/>
<text:bookmark text:name="org2ff625c"/>ユーティリティ関数
<text:bookmark-end text:name="OrgXref.org2ff625c"/></text:h>
      <text:h text:style-name="Heading_20_2" text:outline-level="2" text:is-list-header="false">
<text:bookmark-start text:name="OrgXref.orgd3d945b"/>
<text:bookmark text:name="orgd3d945b"/>サボっていると Kyoko さんに怒られる
<text:bookmark-end text:name="OrgXref.orgd3d945b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c38fc2f"/>
<text:bookmark text:name="orgc38fc2f"/>org-buffer を dokuwiki 形式に変換し，kill-ring に格納
<text:bookmark-end text:name="OrgXref.orgc38fc2f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8f99ac5"/>
<text:bookmark text:name="org8f99ac5"/>コンソールでカレントバッファのあるディレクトリに移動する
<text:bookmark-end text:name="OrgXref.org8f99ac5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0a0e5c5"/>
<text:bookmark text:name="org0a0e5c5"/>ファイルに含まれるテーブルを使って定時にアラートを表示する
<text:bookmark-end text:name="OrgXref.org0a0e5c5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addd752"/>
<text:bookmark text:name="orgaddd752"/>頻繁に利用するファイルをring形式でたどる
<text:bookmark-end text:name="OrgXref.orgaddd752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55e5459"/>
<text:bookmark text:name="org55e5459"/>引数のorgバッファを開く
<text:bookmark-end text:name="OrgXref.org55e545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2b7f29e"/>
<text:bookmark text:name="org2b7f29e"/>orgバッファにいつものヘッダを追加する
<text:bookmark-end text:name="OrgXref.org2b7f29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0a819d3"/>
<text:bookmark text:name="org0a819d3"/>議事録ひな形を書き入れる
<text:bookmark-end text:name="OrgXref.org0a819d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95ee6a8"/>
<text:bookmark text:name="org95ee6a8"/>ランダムの文字列を取得する
<text:bookmark-end text:name="OrgXref.org95ee6a8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a961e26"/>
<text:bookmark text:name="orga961e26"/>Auto-install をセットアップする
<text:bookmark-end text:name="OrgXref.orga961e26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2493943"/>
<text:bookmark text:name="org2493943"/>行頭に" - "を挿入する
<text:bookmark-end text:name="OrgXref.org249394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2abad09"/>
<text:bookmark text:name="org2abad09"/><text:span text:style-name="OrgTodo">TODO</text:span> " - "と" - [ ] "をサイクルさせる
<text:bookmark-end text:name="OrgXref.org2abad09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f8f3bb5"/>
<text:bookmark text:name="orgf8f3bb5"/><text:span text:style-name="OrgTodo">TODO</text:span> リージョン内のブリッツを操作する
<text:bookmark-end text:name="OrgXref.orgf8f3bb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e26a496"/>
<text:bookmark text:name="orge26a496"/>日付などを簡単に挿入する
<text:bookmark-end text:name="OrgXref.orge26a496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a3040c5"/>
<text:bookmark text:name="orga3040c5"/>キーバインド
<text:bookmark-end text:name="OrgXref.orga3040c5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db00367"/>
<text:bookmark text:name="orgdb00367"/>XHTMLを利用したガントチャート生成
<text:bookmark-end text:name="OrgXref.orgdb00367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c8b408f"/>
<text:bookmark text:name="orgc8b408f"/>定期実行関数
<text:bookmark-end text:name="OrgXref.orgc8b408f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0b58b62"/>
<text:bookmark text:name="org0b58b62"/>ブラウザの設定
<text:bookmark-end text:name="OrgXref.org0b58b62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dfd5b14"/>
<text:bookmark text:name="orgdfd5b14"/>ミニバッファに日時を表示
<text:bookmark-end text:name="OrgXref.orgdfd5b1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c549335"/>
<text:bookmark text:name="orgc549335"/>バックアップファイルの削除
<text:bookmark-end text:name="OrgXref.orgc549335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8315a17"/>
<text:bookmark text:name="org8315a17"/>日中と夜中でテーマを切り替える
<text:bookmark-end text:name="OrgXref.org8315a1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8eff451"/>
<text:bookmark text:name="org8eff451"/>chomp
<text:bookmark-end text:name="OrgXref.org8eff451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0396de3"/>
<text:bookmark text:name="org0396de3"/>iTerm2.app を呼び出す関数
<text:bookmark-end text:name="OrgXref.org0396de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4deeeef"/>
<text:bookmark text:name="org4deeeef"/>lingr にログインする
<text:bookmark-end text:name="OrgXref.org4deeeef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d74e2cb"/>
<text:bookmark text:name="orgd74e2cb"/>特定のファイルを Dropbox 以下にバックアップする
<text:bookmark-end text:name="OrgXref.orgd74e2cb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251737c"/>
<text:bookmark text:name="org251737c"/>ゴミ箱を空にする<text:tab/><text:span text:style-name="OrgTags">[<text:span text:style-name="OrgTag">Mac</text:span>]</text:span>
<text:bookmark-end text:name="OrgXref.org251737c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LastLine"><text:s/><text:s/><text:s/><text:s/><text:span text:style-name="OrgSrcFontLockStringFace">"end<text:s/>tell\n"</text:span>)))</text:p>
      <text:h text:style-name="Heading_20_2" text:outline-level="2" text:is-list-header="false">
<text:bookmark-start text:name="OrgXref.orgc77a13a"/>
<text:bookmark text:name="orgc77a13a"/>その他
<text:bookmark-end text:name="OrgXref.orgc77a13a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f1c2450"/>
<text:bookmark text:name="orgf1c2450"/>未設定／テスト中
<text:bookmark-end text:name="OrgXref.orgf1c2450"/></text:h>
      <text:h text:style-name="Heading_20_2" text:outline-level="2" text:is-list-header="false">
<text:bookmark-start text:name="OrgXref.orgdedd0fc"/>
<text:bookmark text:name="orgdedd0fc"/>byte-compile の警告を抑制する
<text:bookmark-end text:name="OrgXref.orgdedd0fc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a35c9ab"/>
<text:bookmark text:name="orga35c9ab"/>[window-resizer.el] 分割したウィンドウサイズを変更する
<text:bookmark-end text:name="OrgXref.orga35c9ab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328e120"/>
<text:bookmark text:name="org328e120"/>[idle-requie]
<text:bookmark-end text:name="OrgXref.org328e120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9f7ea12"/>
<text:bookmark text:name="org9f7ea12"/>[pdf-preview]
<text:bookmark-end text:name="OrgXref.org9f7ea12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1b911b2"/>
<text:bookmark text:name="org1b911b2"/>[EasyPG]
<text:bookmark-end text:name="OrgXref.org1b911b2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d1716af"/>
<text:bookmark text:name="orgd1716af"/>[eblook]
<text:bookmark-end text:name="OrgXref.orgd1716af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85a2fb1"/>
<text:bookmark text:name="org85a2fb1"/>[iBuffer]
<text:bookmark-end text:name="OrgXref.org85a2fb1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4d7c12a"/>
<text:bookmark text:name="org4d7c12a"/>UUID をファイル名にして所定のディレクトリにコピー／移動
<text:bookmark-end text:name="OrgXref.org4d7c12a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35d1a8e"/>
<text:bookmark text:name="org35d1a8e"/>キーバインド
<text:bookmark-end text:name="OrgXref.org35d1a8e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51b3f61"/>
<text:bookmark text:name="org51b3f61"/>provide
<text:bookmark-end text:name="OrgXref.org51b3f61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cfcb90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Doc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FontLockConstantFace" style:family="text">
      <style:text-properties fo:color="#d19a66"/>
    </style:style>
    <style:style style:name="OrgSrcFontLockKeyword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12-31T01:09:10</dc:date>
    <meta:creation-date>2017-12-31T01:09:10</meta:creation-date>
    <meta:generator>Emacs 26.0.90 (Org mode 9.1.4)</meta:generator>
    <meta:keyword/>
    <dc:subject/>
    <dc:title>ユーティリティ関数群</dc:title>
  </office:meta>
</office:document-meta>
</file>